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Standard">
      <style:text-properties fo:font-style="normal" style:font-style-asian="normal" style:font-style-complex="normal"/>
    </style:style>
    <style:style style:name="P37" style:family="paragraph" style:parent-style-name="Heading_20_1">
      <style:text-properties fo:language="en" fo:country="US" fo:font-style="normal" style:font-style-asian="normal" style:font-style-complex="norm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text-properties fo:language="en" fo:country="US" fo:font-style="normal" style:font-style-asian="normal" style:font-style-complex="normal"/>
    </style:style>
    <style:style style:name="P42" style:family="paragraph" style:parent-style-name="Heading_20_2">
      <style:text-properties fo:font-style="normal" style:font-style-asian="normal" style:font-style-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text-properties fo:language="en" fo:country="US" fo:font-style="normal" style:font-style-asian="normal" style:font-style-complex="normal"/>
    </style:style>
    <style:style style:name="P47" style:family="paragraph" style:parent-style-name="Text_20_body" style:list-style-name="L2">
      <style:text-properties fo:language="en" fo:country="US"/>
    </style:style>
    <style:style style:name="P48" style:family="paragraph" style:parent-style-name="Text_20_body" style:list-style-name="L7">
      <style:text-properties fo:language="en" fo:country="US"/>
    </style:style>
    <style:style style:name="P49" style:family="paragraph" style:parent-style-name="Text_20_body" style:list-style-name="L3">
      <style:text-properties fo:font-size="10pt" fo:language="en" fo:country="US" style:font-size-asian="10pt" style:font-size-complex="10pt"/>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8">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1">
      <style:text-properties fo:font-size="10pt" style:font-size-asian="10pt" style:font-size-complex="10pt"/>
    </style:style>
    <style:style style:name="P77" style:family="paragraph" style:parent-style-name="Text_20_body" style:list-style-name="L23">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9">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26"/>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4">Introduction<text:tab/>4</text:p>
          <text:p text:style-name="P44">1 – Changes to the single player game<text:tab/>5</text:p>
          <text:p text:style-name="P45">1.1 – Player spawning and dying<text:tab/>5</text:p>
          <text:p text:style-name="P45">1.2 – Bots as enemies<text:tab/>5</text:p>
          <text:p text:style-name="P45">1.3 – Some other changes<text:tab/>6</text:p>
          <text:p text:style-name="P45">1.4 – Difficulty levels<text:tab/>6</text:p>
          <text:p text:style-name="P45">1.5 – Scoring<text:tab/>7</text:p>
          <text:p text:style-name="P44">2 – New entities<text:tab/>9</text:p>
          <text:p text:style-name="P45">2.1 – func_breakable<text:tab/>9</text:p>
          <text:p text:style-name="P45">2.2 – func_door_rotating<text:tab/>10</text:p>
          <text:p text:style-name="P45">2.3 – holdable_key_*<text:tab/>11</text:p>
          <text:p text:style-name="P45">2.4 – info_backpack<text:tab/>11</text:p>
          <text:p text:style-name="P45">2.5 – info_camera<text:tab/>12</text:p>
          <text:p text:style-name="P45">2.6 – info_waypoint<text:tab/>12</text:p>
          <text:p text:style-name="P45">2.7 – item_armor_vest<text:tab/>13</text:p>
          <text:p text:style-name="P45">2.8 – shooter_bfg<text:tab/>13</text:p>
          <text:p text:style-name="P45">2.9 – target_botremove<text:tab/>14</text:p>
          <text:p text:style-name="P45">2.10 – target_botspawn<text:tab/>14</text:p>
          <text:p text:style-name="P45">2.11 - target_cutscene<text:tab/>15</text:p>
          <text:p text:style-name="P45">2.12 – target_debrisemitter<text:tab/>16</text:p>
          <text:p text:style-name="P45">2.13 – target_earthquake<text:tab/>16</text:p>
          <text:p text:style-name="P45">2.14 – target_effect<text:tab/>17</text:p>
          <text:p text:style-name="P45">2.15 – target_finish<text:tab/>18</text:p>
          <text:p text:style-name="P45">2.16 – target_gravity<text:tab/>18</text:p>
          <text:p text:style-name="P45">2.17 – target_logic<text:tab/>18</text:p>
          <text:p text:style-name="P45">2.18 – target_mapchange<text:tab/>19</text:p>
          <text:p text:style-name="P45">2.19 – target_modify<text:tab/>19</text:p>
          <text:p text:style-name="P45">2.20 – target_music<text:tab/>19</text:p>
          <text:p text:style-name="P45">2.21 – target_objective<text:tab/>19</text:p>
          <text:p text:style-name="P45">2.22 – target_playerspeed<text:tab/>20</text:p>
          <text:p text:style-name="P45">2.23 – target_playerstats<text:tab/>20</text:p>
          <text:p text:style-name="P45">2.24 – target_script<text:tab/>20</text:p>
          <text:p text:style-name="P45">2.25 – target_skill<text:tab/>20</text:p>
          <text:p text:style-name="P45">2.26 – target_unlink<text:tab/>21</text:p>
          <text:p text:style-name="P45">2.27 – target_variable<text:tab/>21</text:p>
          <text:p text:style-name="P45">2.28 – trigger_death<text:tab/>21</text:p>
          <text:p text:style-name="P45">2.29 – trigger_frag<text:tab/>22</text:p>
          <text:p text:style-name="P45">2.30 – trigger_lock<text:tab/>22</text:p>
          <text:p text:style-name="P44">3 – Modified entities<text:tab/>23</text:p>
          <text:p text:style-name="P45">3.1 – worldspawn<text:tab/>23</text:p>
          <text:p text:style-name="P45">3.2 – func_bobbing<text:tab/>24</text:p>
          <text:p text:style-name="P45">3.3 – func_button<text:tab/>24</text:p>
          <text:p text:style-name="P45">3.4 – func_door<text:tab/>24</text:p>
          <text:p text:style-name="P45">3.5 – func_rotating<text:tab/>24</text:p>
          <text:p text:style-name="P45">3.6 – func_static<text:tab/>24</text:p>
          <text:p text:style-name="P45">3.7 – func_timer<text:tab/>24</text:p>
          <text:p text:style-name="P45">3.8 – func_train<text:tab/>25</text:p>
          <text:p text:style-name="P45">3.9 – holdable_teleporter<text:tab/>25</text:p>
          <text:p text:style-name="P45">3.10 – path_corner<text:tab/>25</text:p>
          <text:p text:style-name="P45">3.11 – shooter_*<text:tab/>25</text:p>
          <text:p text:style-name="P45">3.12 – target_delay<text:tab/>25</text:p>
          <text:p text:style-name="P45">3.13 – target_print<text:tab/>25</text:p>
          <text:p text:style-name="P45">3.14 – target_relay<text:tab/>26</text:p>
          <text:p text:style-name="P45">3.15 – target_remove_powerups<text:tab/>26</text:p>
          <text:p text:style-name="P45"><text:soft-page-break/>3.16 – target_speaker<text:tab/>26</text:p>
          <text:p text:style-name="P45">3.17 – trigger_hurt<text:tab/>26</text:p>
          <text:p text:style-name="P45">3.18 – Item pickup entities<text:tab/>26</text:p>
          <text:p text:style-name="P45">3.19 – Spawnpoints <text:tab/>26</text:p>
          <text:p text:style-name="P45">3.20 – targeting entities<text:tab/>27</text:p>
          <text:p text:style-name="P45">3.21 – Constant light on func_* entities<text:tab/>27</text:p>
          <text:p text:style-name="P44">4 – Miscellaneous info for level designers<text:tab/>29</text:p>
          <text:p text:style-name="P45">4.1 – Configuring GtkRadiant<text:tab/>29</text:p>
          <text:p text:style-name="P45">4.2 – Creating ladders<text:tab/>30</text:p>
          <text:p text:style-name="P45">4.3 – Fade-in<text:tab/>30</text:p>
          <text:p text:style-name="P45">4.4 – The effect of sv_maxclients<text:tab/>30</text:p>
          <text:p text:style-name="P45">4.5 – Creating an .arena file for your map<text:tab/>30</text:p>
          <text:p text:style-name="P45">4.6 – Using scripts with target_script<text:tab/>31</text:p>
          <text:p text:style-name="P45">4.7 surfaceparm flesh<text:tab/>32</text:p>
          <text:p text:style-name="P44">5 – New cvars and console commands<text:tab/>33</text:p>
        </text:index-body>
      </text:table-of-content>
      <text:p text:style-name="Standard"/>
      <text:h text:style-name="P3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36560482" text:style-name="L1">
        <text:list-item>
          <text:p text:style-name="P46">Bots don't attack each other. They don't see each other as a target that should be attacked.</text:p>
        </text:list-item>
        <text:list-item>
          <text:p text:style-name="P46"><text:soft-page-break/>Bots can not accidentally hurt each other. They are invincible to each others weapon fire.</text:p>
        </text:list-item>
        <text:list-item>
          <text:p text:style-name="P46">A bot that dies is removed from the game. This means that a fight with a bot is a one-off thing. When the bot is dead, he stays dead.</text:p>
        </text:list-item>
        <text:list-item>
          <text:p text:style-name="P46">Bots don't drop any items when they die.</text:p>
        </text:list-item>
        <text:list-item>
          <text:p text:style-name="P46">Bots don't chat to keep up the illusion of them being single player style “monsters”.</text:p>
        </text:list-item>
        <text:list-item>
          <text:p text:style-name="P4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36557006" text:style-name="L2">
        <text:list-item>
          <text:p text:style-name="P4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7">Removed other visual feedback such as the score plums when a frag is made and awards (such as humiliation, impressive and excellent)</text:p>
        </text:list-item>
        <text:list-item>
          <text:p text:style-name="P47"><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7">Items do not automatically respawn anymore. If you want an item to respawn, you should specify a wait key.</text:p>
        </text:list-item>
        <text:list-item>
          <text:p text:style-name="P4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7">The main and single player menus are completely redesigned.</text:p>
        </text:list-item>
        <text:list-item>
          <text:p text:style-name="P47">A new (minimalistic) loading screen is introduced, which no longer shows which items are being loaded so it doesn't spoil the contents of the level.</text:p>
        </text:list-item>
        <text:list-item>
          <text:p text:style-name="P4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36549394" text:style-name="L3">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breaksound : Sound to play when it's broken (by default, no sound will be played)</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3"/>
      <text:p text:style-name="P27">Spawnflags:</text:p>
      <text:list xml:id="list36543586" text:style-name="L4">
        <text:list-item>
          <text:p text:style-name="P50">DEBRIS_LIGHT : Emit light colored pieces of concrete debris.</text:p>
        </text:list-item>
        <text:list-item>
          <text:p text:style-name="P50">DEBRIS_DARK : Emit dark colored pieces of concrete debris.</text:p>
        </text:list-item>
        <text:list-item>
          <text:p text:style-name="P50">DEBRIS_LIGHT_LARGE : Emit large light colored pieces of concrete debris.</text:p>
        </text:list-item>
        <text:list-item>
          <text:p text:style-name="P50">DEBRIS_DARK_LARGE: Emit large dark colored pieces of concrete debris.</text:p>
        </text:list-item>
        <text:list-item>
          <text:p text:style-name="P50">DEBRIS_WOOD : Emit pieces of wooden debris.</text:p>
        </text:list-item>
        <text:list-item>
          <text:p text:style-name="P50">DEBRIS_FLESH : Emit gibs.</text:p>
        </text:list-item>
        <text:list-item>
          <text:p text:style-name="P50">DEBRIS_GLASS : Emit shards of glass.</text:p>
        </text:list-item>
        <text:list-item>
          <text:p text:style-name="P50">DEBRIS_STONE :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6551190" text:style-name="L5">
        <text:list-item>
          <text:p text:style-name="P51">distance : determines how many degrees the door will rotate (default 90).</text:p>
        </text:list-item>
        <text:list-item>
          <text:p text:style-name="P51">speed : determines how fast the door moves (degrees/second).</text:p>
        </text:list-item>
        <text:list-item>
          <text:p text:style-name="P51">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nobots : bots cannot activate this door.</text:p>
        </text:list-item>
        <text:list-item>
          <text:p text:style-name="P51">nohumans : human player cannot activate this door.</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7">Spawnflags:</text:p>
      <text:list xml:id="list36533826" text:style-name="L6">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6559705" text:style-name="L7">
        <text:list-item>
          <text:p text:style-name="P48"><draw:rect text:anchor-type="paragraph" draw:z-index="0" draw:style-name="gr1" draw:text-style-name="P84" svg:width="6.959cm" svg:height="9.579cm" svg:x="9.862cm" svg:y="0.09cm"><text:p/></draw:rect>holdable_key_blue</text:p>
        </text:list-item>
        <text:list-item>
          <text:p text:style-name="P48">holdable_key_green</text:p>
        </text:list-item>
        <text:list-item>
          <text:p text:style-name="P4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8">holdable_key_iron</text:p>
        </text:list-item>
        <text:list-item>
          <text:p text:style-name="P48">holdable_key_silver</text:p>
        </text:list-item>
        <text:list-item>
          <text:p text:style-name="P48">holdable_key_gold</text:p>
        </text:list-item>
        <text:list-item>
          <text:p text:style-name="P4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36541177" text:style-name="L8">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7"/>
      <text:p text:style-name="P27">Spawnflags:</text:p>
      <text:list xml:id="list36593868" text:continue-list="list36543586" text:style-name="L4">
        <text:list-item>
          <text:p text:style-name="P50">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6559967" text:style-name="L9">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7">Spawnflags:</text:p>
      <text:list xml:id="list36536472" text:style-name="L10">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36560674" text:style-name="L11">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item>
          <text:p text:style-name="P76">wait : number of seconds bot will wait at waypoint before moving on. -1 will make the bot wait indefinitely. When attacked, the bot will still break free and return fire (default 0).</text:p>
        </text:list-item>
      </text:list>
      <text:p text:style-name="P29"/>
      <text:h text:style-name="P4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6551824" text:style-name="L12">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7"/>
      <text:p text:style-name="P27">Spawnflags:</text:p>
      <text:list xml:id="list36605372" text:continue-list="list36593868" text:style-name="L4">
        <text:list-item>
          <text:p text:style-name="P50">SUSPENDED : item will spawn where it was placed in map and won't drop to the floor.</text:p>
        </text:list-item>
      </text:list>
      <text:h text:style-name="P4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6563222" text:style-name="L13">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7"/>
      <text:p text:style-name="P27">Spawnflags:</text:p>
      <text:list xml:id="list36554057" text:style-name="L14">
        <text:list-item>
          <text:p text:style-name="P58">TARGET_PLAYER : The shooter will always aim directly at the player.</text:p>
        </text:list-item>
        <text:list-item>
          <text:p text:style-name="P58">NO_BOTS : The shooter will not harm bots</text:p>
        </text:list-item>
        <text:list-item>
          <text:p text:style-name="P58">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6551377" text:style-name="L15">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7">Spawnflags</text:p>
      <text:list xml:id="list36564358" text:style-name="L16">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4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36554349" text:style-name="L17">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7"/>
      <text:p text:style-name="P27">Spawnflags:<text:line-break/></text:p>
      <text:list xml:id="list36546522" text:style-name="L18">
        <text:list-item>
          <text:p text:style-name="P62">WP_GAUNTLET: The bot spawns into the game with a Gauntlet.</text:p>
        </text:list-item>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36553127" text:style-name="L19">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7">Spawnflags</text:p>
      <text:list xml:id="list36532909" text:style-name="L20">
        <text:list-item>
          <text:p text:style-name="P64">HALT_AI : Freezes all enemies in place while the cutscene is running.</text:p>
        </text:list-item>
      </text:list>
      <text:p text:style-name="P27"/>
      <text:h text:style-name="P4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6534853" text:style-name="L21">
        <text:list-item>
          <text:p text:style-name="P65">targetname : activating trigger points to this.</text:p>
        </text:list-item>
        <text:list-item>
          <text:p text:style-name="P65">count : The number of debris pieces to emit (default = 10).</text:p>
        </text:list-item>
      </text:list>
      <text:p text:style-name="P27">Spawnflags:</text:p>
      <text:list xml:id="list36540850" text:style-name="L22">
        <text:list-item>
          <text:p text:style-name="P66">DEBRIS_LIGHT : Emit light colored pieces of concrete debris.</text:p>
        </text:list-item>
        <text:list-item>
          <text:p text:style-name="P66">DEBRIS_DARK : Emit dark colored pieces of concrete debris.</text:p>
        </text:list-item>
        <text:list-item>
          <text:p text:style-name="P66">DEBRIS_LIGHT_LARGE : Emit large light colored pieces of concrete debris.</text:p>
        </text:list-item>
        <text:list-item>
          <text:p text:style-name="P66">DEBRIS_DARK_LARGE: Emit large dark colored pieces of concrete debris.</text:p>
        </text:list-item>
        <text:list-item>
          <text:p text:style-name="P66">DEBRIS_WOOD : Emit pieces of wooden debris.</text:p>
        </text:list-item>
        <text:list-item>
          <text:p text:style-name="P66">DEBRIS_FLESH : Emit gibs.</text:p>
        </text:list-item>
        <text:list-item>
          <text:p text:style-name="P66">DEBRIS_GLASS : Emit shards of glass.</text:p>
        </text:list-item>
        <text:list-item>
          <text:p text:style-name="P66">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6537925" text:style-name="L23">
        <text:list-item>
          <text:p text:style-name="P77">targetname : activating trigger points to this.</text:p>
        </text:list-item>
        <text:list-item>
          <text:p text:style-name="P77">length : duration of the earthquake in seconds (2 - 32)</text:p>
        </text:list-item>
        <text:list-item>
          <text:p text:style-name="P77">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36562869" text:style-name="L24">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item>
          <text:p text:style-name="P78">startcolor : specifies the rgba value of the starting color of a fade (default 0.0 0.0 0.0 0.0).</text:p>
        </text:list-item>
        <text:list-item>
          <text:p text:style-name="P78">endcolor : specifies the rgba value of the ending color of a fade (default 0.0 0.0 0.0 1.0).</text:p>
        </text:list-item>
        <text:list-item>
          <text:p text:style-name="P78">wait : specifies the amount of time it takes to fade from the start color to the end color.</text:p>
        </text:list-item>
      </text:list>
      <text:p text:style-name="P29">Spawnflags</text:p>
      <text:list xml:id="list36533981" text:style-name="L25">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item>
          <text:p text:style-name="P79">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6543529" text:style-name="L26">
        <text:list-item>
          <text:p text:style-name="P83">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36547691" text:style-name="L27">
        <text:list-item>
          <text:p text:style-name="P67">count : amount of gravity to apply (defaults to the value set to g_gravity).</text:p>
        </text:list-item>
        <text:list-item>
          <text:p text:style-name="P67">targetname : activating trigger points to this.</text:p>
        </text:list-item>
      </text:list>
      <text:p text:style-name="P27"/>
      <text:p text:style-name="P27">Spawnflags:</text:p>
      <text:list xml:id="list36557284" text:style-name="L28">
        <text:list-item>
          <text:p text:style-name="P68">GLOBAL : all players are affected instead of only the activator.</text:p>
        </text:list-item>
      </text:list>
      <text:h text:style-name="P4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583424" text:continue-list="list36562869" text:style-name="L24">
        <text:list-item>
          <text:p text:style-name="P78">targetname : activating trigger points to this.</text:p>
        </text:list-item>
        <text:list-item>
          <text:p text:style-name="P69">target : this points to entities to activate when this entity is triggered.</text:p>
        </text:list-item>
      </text:list>
      <text:p text:style-name="P13"/>
      <text:p text:style-name="P13">Spawnflags:</text:p>
      <text:list xml:id="list36576998"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40"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6605774"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6605178" text:continue-numbering="true" text:style-name="L24">
        <text:list-item>
          <text:p text:style-name="P69">target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36543150" text:style-name="L29">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4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6580545" text:continue-list="list36605178" text:style-name="L24">
        <text:list-item>
          <text:p text:style-name="P69">targetname : activating trigger points to this.</text:p>
        </text:list-item>
        <text:list-item>
          <text:p text:style-name="P69">message : the objective text.</text:p>
        </text:list-item>
      </text:list>
      <text:p text:style-name="P13"><text:soft-page-break/></text:p>
      <text:p text:style-name="P13">Spawnflags:</text:p>
      <text:list xml:id="list36582086"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4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6577696"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6544739" text:style-name="L30">
        <text:list-item>
          <text:p text:style-name="P81">health : the amount of health to give the player</text:p>
        </text:list-item>
        <text:list-item>
          <text:p text:style-name="P81">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9"><text:line-break/>Spawnflags:</text:p>
      <text:list xml:id="list36538374" text:style-name="L31">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6601733" text:continue-list="list36577696" text:style-name="L24">
        <text:list-item>
          <text:p text:style-name="P69">targetname : ativating entity points to this.</text:p>
        </text:list-item>
        <text:list-item>
          <text:p text:style-name="P69">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6577003" text:continue-numbering="true" text:style-name="L24">
        <text:list-item>
          <text:p text:style-name="P69">targetname : activating entity points to this.</text:p>
        </text:list-item>
        <text:list-item>
          <text:p text:style-name="P69">skill : the skill level to apply. 1 is easiest, 5 is hardest (default = 2).</text:p>
        </text:list-item>
      </text:list>
      <text:h text:style-name="P40" text:outline-level="2"><text:soft-page-break/>2.26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36557581" text:style-name="L32">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36562836" text:style-name="L33">
        <text:list-item>
          <text:p text:style-name="P71">ALWAYS_UNLINK : The targeted entity will always be unlinked from the world.</text:p>
        </text:list-item>
        <text:list-item>
          <text:p text:style-name="P71">ALWAYS_LINK : The targeted entity will always be linked to the world.</text:p>
        </text:list-item>
        <text:list-item>
          <text:p text:style-name="P72">IMMEDIATELY : The target_unlink will link/unlink its targeted entities when it is spawned.</text:p>
        </text:list-item>
      </text:list>
      <text:p text:style-name="P28"/>
      <text:h text:style-name="Heading_20_2" text:outline-level="2">2.27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36545628" text:style-name="L34">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8">Spawnflags:</text:p>
      <text:list xml:id="list36547946" text:style-name="L35">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40" text:outline-level="2">2.28 – trigger_death</text:h>
      <text:p text:style-name="P10">The trigger_death entity can be used to trigger other entities when a number of deaths have occurred. These deaths can be the player or bots dying. The entity is configurable with a number of <text:soft-page-break/>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6580394" text:continue-list="list36577003" text:style-name="L24">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36584980" text:continue-numbering="true" text:style-name="L24">
        <text:list-item>
          <text:p text:style-name="P75">TRIGGER_ONCE : The trigger will only fire once.</text:p>
        </text:list-item>
      </text:list>
      <text:p text:style-name="P14"/>
      <text:h text:style-name="P41"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6579225" text:continue-numbering="true" text:style-name="L24">
        <text:list-item>
          <text:p text:style-name="P75">target : this points to the entity to activate.</text:p>
        </text:list-item>
        <text:list-item>
          <text:p text:style-name="P75">nobots : bots scoring a frag do not trigger this entity.</text:p>
        </text:list-item>
        <text:list-item>
          <text:p text:style-name="P75">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36595899" text:continue-numbering="true" text:style-name="L24">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40"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6592117" text:continue-numbering="true" text:style-name="L24">
        <text:list-item>
          <text:p text:style-name="P75">target : this points to the entity to activate.</text:p>
        </text:list-item>
        <text:list-item>
          <text:p text:style-name="P75">message : message displayed when user triggers lock without the required keys.</text:p>
        </text:list-item>
        <text:list-item>
          <text:p text:style-name="P75">lockedsound : sound to play when player triggers lock without the required keys (eg. sound/world/klaxon1.wav).</text:p>
        </text:list-item>
        <text:list-item>
          <text:p text:style-name="P75">unlockedsound : sound to play when player triggers lock while having the required keys (eg. <text:soft-page-break/>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36577108" text:continue-numbering="true" text:style-name="L24">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3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text:soft-page-break/>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ext:soft-page-break/>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2"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2"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text:soft-page-break/>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2"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text:soft-page-break/>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text:soft-page-break/>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3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7-16T16:45:58.66</dc:date>
    <meta:editing-duration>PT23H11M53S</meta:editing-duration>
    <meta:editing-cycles>329</meta:editing-cycles>
    <meta:generator>LibreOffice/3.3$Win32 LibreOffice_project/330m19$Build-202</meta:generator>
    <meta:document-statistic meta:table-count="0" meta:image-count="14" meta:object-count="0" meta:page-count="35" meta:paragraph-count="662" meta:word-count="14563" meta:character-count="83946"/>
  </office:meta>
</office:document-meta>
</file>